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092cm"/>
    </style:style>
    <style:style style:name="co6" style:family="table-column">
      <style:table-column-properties fo:break-before="auto" style:column-width="5.038cm"/>
    </style:style>
    <style:style style:name="co4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621cm"/>
    </style:style>
    <style:style style:name="co8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cc0000" style:text-position=""/>
    </style:style>
    <style:style style:name="ce10" style:family="table-cell" style:parent-style-name="Default">
      <style:text-properties fo:color="#009900" style:text-position=""/>
    </style:style>
    <style:style style:name="ce9" style:family="table-cell" style:parent-style-name="Default">
      <style:text-properties fo:color="#009900" style:text-position="" style:font-name="Liberation Sans" style:font-name-asian="Droid Sans Fallback" style:font-name-complex="Free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800000"/>
    </style:style>
    <style:style style:name="ce12" style:family="table-cell" style:parent-style-name="Default">
      <style:text-properties fo:color="#cc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9900" style:font-name="Liberation Sans" style:font-name-asian="Droid Sans Fallback" style:font-name-complex="FreeSans"/>
    </style:style>
    <style:style style:name="ce18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Try running in GCL systems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 calcext:value-type="string">
            <text:p>Images ke background ko sahi karo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ISCUS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playing attribute 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mages require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ples.stone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freeglut3-dev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namic screen siz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anything required to be done for spaceVacan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</table:table-row>
      </table:table>
      <table:table table:name="Properties" table:style-name="ta1"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7.003cm" svg:height="0.596cm" svg:x="21.778cm" svg:y="10.639cm" draw:caption-point-x="-13.078cm" draw:caption-point-y="-8.823cm">
              <dc:date>2014-10-21T00:00:00</dc:date>
              <text:p text:style-name="P4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1" svg:width="15.26cm" svg:height="1.765cm" svg:x="21.723cm" svg:y="12.445cm" draw:caption-point-x="-13.023cm" draw:caption-point-y="-10.178cm">
              <dc:date>2014-10-21T00:00:00</dc:date>
              <text:p text:style-name="P3"><text:span text:style-name="T4">Time between using consecutive magical powers = magic_spell_time</text:span></text:p>
              <text:p text:style-name="P3"><text:span text:style-name="T4">Impact of the magical power on oponent = magic_impact_time</text:span></text:p>
              <text:p text:style-name="P3"><text:span text:style-name="T4"/></text:p>
              <text:p text:style-name="P3"><text:span text:style-name="T4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7.534cm" svg:height="0.596cm" svg:x="23.944cm" svg:y="2.723cm" draw:caption-point-x="-12.087cm" draw:caption-point-y="-0.004cm">
              <dc:date>2014-10-21T00:00:00</dc:date>
              <text:p text:style-name="P4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table:style-name="ce13"/>
          <table:table-cell office:value-type="string" calcext:value-type="string">
            <office:annotation office:display="true" draw:style-name="gr1" draw:text-style-name="P1" svg:width="5.71cm" svg:height="0.596cm" svg:x="21.695cm" svg:y="17.812cm" draw:caption-point-x="-12.995cm" draw:caption-point-y="-9.674cm">
              <dc:date>2014-10-21T00:00:00</dc:date>
              <text:p text:style-name="P4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5.689cm" svg:height="0.596cm" svg:x="21.688cm" svg:y="17.81cm" draw:caption-point-x="-9.831cm" draw:caption-point-y="2.971cm">
              <dc:date>2014-10-21T00:00:00</dc:date>
              <text:p text:style-name="P4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10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0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* collision detection</text:p>
          </table:table-cell>
        </table:table-row>
        <table:table-row table:style-name="ro1">
          <table:table-cell/>
          <table:table-cell table:style-name="ce10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--- attack done when right click an object (opponent-temple/hero)</text:p>
          </table:table-cell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5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1" svg:width="2.899cm" svg:height="0.596cm" svg:x="35.206cm" svg:y="12.338cm" draw:caption-point-x="-20.571cm" draw:caption-point-y="6.185cm">
              <dc:date>2014-10-20T00:00:00</dc:date>
              <text:p text:style-name="P4"><text:span text:style-name="T2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3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 style:data-style-name="N2" text:time-value="00:13:05.664365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2T00:13:45.676073255</dc:date>
    <meta:editing-duration>PT18H23M57S</meta:editing-duration>
    <meta:editing-cycles>146</meta:editing-cycles>
    <meta:generator>LibreOffice/4.2.6.3$Linux_X86_64 LibreOffice_project/420m0$Build-3</meta:generator>
    <meta:document-statistic meta:table-count="3" meta:cell-count="155" meta:object-count="0"/>
  </office:meta>
</office:document-meta>
</file>